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ubtitle">
      <style:text-properties fo:font-size="13pt" officeooo:rsid="00211bda" officeooo:paragraph-rsid="000eb894" style:font-size-asian="13pt" style:font-size-complex="13pt"/>
    </style:style>
    <style:style style:name="P2" style:family="paragraph" style:parent-style-name="Heading_20_1">
      <style:text-properties officeooo:paragraph-rsid="000bae97"/>
    </style:style>
    <style:style style:name="P3" style:family="paragraph" style:parent-style-name="Text_20_body" style:master-page-name="">
      <loext:graphic-properties draw:fill="none"/>
      <style:paragraph-properties fo:margin-left="1cm" fo:margin-right="0cm" fo:margin-top="0cm" fo:margin-bottom="0.247cm" style:contextual-spacing="false" fo:line-height="115%" fo:text-indent="0cm" style:auto-text-indent="false" style:page-number="auto" fo:background-color="transparent"/>
    </style:style>
    <style:style style:name="P4" style:family="paragraph" style:parent-style-name="Text_20_body">
      <loext:graphic-properties draw:fill="none"/>
      <style:paragraph-properties fo:margin-left="1cm" fo:margin-right="0cm" fo:margin-top="0cm" fo:margin-bottom="0.247cm" style:contextual-spacing="false" fo:line-height="115%" fo:text-indent="0cm" style:auto-text-indent="false" fo:background-color="transparent"/>
    </style:style>
    <style:style style:name="P5" style:family="paragraph" style:parent-style-name="Heading_20_1">
      <style:text-properties officeooo:paragraph-rsid="000e161d"/>
    </style:style>
    <style:style style:name="P6" style:family="paragraph" style:parent-style-name="Heading_20_2">
      <style:text-properties officeooo:paragraph-rsid="000e161d"/>
    </style:style>
    <style:style style:name="P7" style:family="paragraph" style:parent-style-name="Text_20_body">
      <style:text-properties officeooo:paragraph-rsid="000e161d"/>
    </style:style>
    <style:style style:name="P8" style:family="paragraph" style:parent-style-name="Heading_20_1">
      <style:text-properties officeooo:paragraph-rsid="000e56f1"/>
    </style:style>
    <style:style style:name="P9" style:family="paragraph" style:parent-style-name="Heading_20_2">
      <style:text-properties officeooo:paragraph-rsid="000e56f1"/>
    </style:style>
    <style:style style:name="P10" style:family="paragraph" style:parent-style-name="Text_20_body">
      <style:text-properties officeooo:paragraph-rsid="000e56f1"/>
    </style:style>
    <style:style style:name="T1" style:family="text">
      <style:text-properties style:text-position="super 58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Automatismes 4<text:span text:style-name="T1">e</text:span><text:span text:style-name="T1"/></text:p>
      <text:p text:style-name="P1">d’après le <text:a xlink:type="simple" xlink:href="https://www.education.gouv.fr/media/227316/download" text:style-name="Internet_20_link" text:visited-style-name="Visited_20_Internet_20_Link">projet de programme de cycle 4 de mai 2025</text:a></text:p>
      <text:h text:style-name="P2" text:outline-level="1">Nombres et calculs</text:h>
      <text:h text:style-name="Heading_20_2" text:outline-level="2">Opérations sur les nombres relatifs</text:h>
      <text:p text:style-name="Text_20_body">− Manipulation de sommes et différences de nombre relatifs.</text:p>
      <text:p text:style-name="Text_20_body">− Opposé d’un nombre, somme des opposés.</text:p>
      <text:p text:style-name="Text_20_body">− Entretien des tables de multiplication.</text:p>
      <text:p text:style-name="Text_20_body">− Multiplier et diviser par 10, 100, 1000.</text:p>
      <text:p text:style-name="Text_20_body">− Compléter des multiplications à trou : 5 × ... = 3 ; faire le lien entre multiplication et division.</text:p>
      <text:p text:style-name="Text_20_body">− Multiplication comme addition itérée : 3 + 3 +3 +3 = 4 × 3.</text:p>
      <text:h text:style-name="Heading_20_2" text:outline-level="2">Nombres rationnels</text:h>
      <text:p text:style-name="Text_20_body">− Addition et soustraction de fractions de dénominateurs quelconques mais simples.</text:p>
      <text:p text:style-name="Text_20_body">− Comparaison de fractions.</text:p>
      <text:p text:style-name="Text_20_body">− Fraction en tant que quotient : 3 / 7 (le nombre, qui, multiplié par 7 donne 3, donc savoir que 7 × 3 / 7 = 3).</text:p>
      <text:p text:style-name="Text_20_body">− Savoir que prendre la fraction d’un nombre revient à multiplier la fraction par ce nombre.</text:p>
      <text:h text:style-name="Heading_20_2" text:outline-level="2">Puissances</text:h>
      <text:p text:style-name="Text_20_body">− Carrés parfaits de 1 à 12.</text:p>
      <text:p text:style-name="Text_20_body">− Multiplier et diviser par 10 ,100,1000 ; savoir compléter 1 200 = 1,2 x…</text:p>
      <text:p text:style-name="Text_20_body">− Puissances simples : 2² = 4 ; 2³ = 8 ; 3³ = 27.</text:p>
      <text:p text:style-name="Text_20_body">− 10² = 100 ; 10³ = 1000.</text:p>
      <text:h text:style-name="Heading_20_2" text:outline-level="2">Racine carrée</text:h>
      <text:p text:style-name="Text_20_body">− Donner les carrés des nombres entiers compris entre 1 et 12.</text:p>
      <text:h text:style-name="Heading_20_2" text:outline-level="2">Calcul littéral</text:h>
      <text:p text:style-name="Text_20_body">− Donner la valeur d’expressions numériques simples.</text:p>
      <text:p text:style-name="Text_20_body">− Résoudre des équations du type 𝑎𝑥 = 𝑐, et 𝑥 + 𝑏 = 𝑐, où 𝑎, 𝑏 et 𝑐 sont des nombres.</text:p>
      <text:p text:style-name="Text_20_body">− Écrire 3 × 𝑥 sous la forme 3𝑥 et savoir que 3𝑥 c’est 3 × 𝑥.</text:p>
      <text:p text:style-name="Text_20_body">− Connaître et utiliser : 1× 𝑥 = 𝑥 ; 𝑥 + 𝑥 = 2𝑥 ; 𝑥 × 𝑥 = 𝑥² ; 3𝑥 + 2 𝑥 = 5𝑥 ; 3𝑥 × 2𝑥 = 6𝑥².</text:p>
      <text:p text:style-name="Text_20_body"><text:soft-page-break/>− Donner le double, le triple, la moitié, le prédécesseur, le successeur, le carré d’un nombre.</text:p>
      <text:p text:style-name="Text_20_body">− Tester si un nombre vérifie une égalité.</text:p>
      <text:h text:style-name="P2" text:outline-level="1">Espace et géométrie</text:h>
      <text:h text:style-name="Heading_20_2" text:outline-level="2">Repérage sur une droite et dans le plan</text:h>
      <text:p text:style-name="Text_20_body"><text:s/>Placer sur une droite graduée un point dont l’abscisse est un nombre relatif.</text:p>
      <text:p text:style-name="Text_20_body">− Repérer un nombre relatif sur une droite graduée.</text:p>
      <text:p text:style-name="Text_20_body">− Dans le plan muni d’un repère orthogonal :</text:p>
      <text:p text:style-name="P3">• lire les coordonnées d’un point donné ;</text:p>
      <text:p text:style-name="P4">• placer un point de coordonnées données.</text:p>
      <text:h text:style-name="Heading_20_2" text:outline-level="2">Représentation de l’espace</text:h>
      <text:p text:style-name="Text_20_body">− Reconnaître les solides : cube, pavé, cylindre, prisme droit.</text:p>
      <text:p text:style-name="Text_20_body">− Connaître et utiliser les formules du volume d’un cube, d’un pavé, d’un prisme, d’un cylindre.</text:p>
      <text:p text:style-name="Text_20_body">− Reconnaître la base d’un prisme donné en perspective cavalière.</text:p>
      <text:p text:style-name="Text_20_body">− Connaître et utiliser la formule de l’aire du disque.</text:p>
      <text:h text:style-name="Heading_20_2" text:outline-level="2">Parallélogrammes et translations</text:h>
      <text:p text:style-name="Text_20_body">− Dire si des figures planes sont images l’une de l’autre par une symétrie axiale (dont on identifie</text:p>
      <text:p text:style-name="Text_20_body">l’axe) ou par un demi-tour (dont on identifie le centre).</text:p>
      <text:p text:style-name="Text_20_body">− Dans une configuration donnée, déterminer les images de figures, de droites, de segments, de</text:p>
      <text:p text:style-name="Text_20_body">points par une symétrie axiale ou un demi-tour.</text:p>
      <text:p text:style-name="Text_20_body">− Reconnaître un parallélogramme à l’aide de sa définition ou d’une propriété caractéristique</text:p>
      <text:p text:style-name="Text_20_body">grâce aux codages.</text:p>
      <text:p text:style-name="Text_20_body">− Reconnaître un parallélogramme particulier à partir de ses propriétés caractéristiques,</text:p>
      <text:p text:style-name="Text_20_body">notamment à partir des propriétés de ses diagonales.</text:p>
      <text:h text:style-name="Heading_20_2" text:outline-level="2">Triangles</text:h>
      <text:p text:style-name="Text_20_body">− Reconnaître des droites remarquables, y compris dans les triangles particuliers (médiatrices,</text:p>
      <text:p text:style-name="Text_20_body">médianes, hauteurs, bissectrices).</text:p>
      <text:h text:style-name="P5" text:outline-level="1"><text:soft-page-break/>Organisation et gestion de données et probabilités</text:h>
      <text:h text:style-name="P6" text:outline-level="2">Statistiques</text:h>
      <text:p text:style-name="P7">− Calculer une moyenne pour un très petit nombre de valeurs.</text:p>
      <text:p text:style-name="P7">− Calculer un effectif manquant dans un tableau pour un petit nombre de valeurs.</text:p>
      <text:p text:style-name="P7">− Calculer une fréquence simple.</text:p>
      <text:h text:style-name="P8" text:outline-level="1">Proportionnalité, fonctions</text:h>
      <text:h text:style-name="P9" text:outline-level="2">Proportionnalité</text:h>
      <text:p text:style-name="P10">− Déterminer 𝑎 % de 𝑐 quand 𝑎 vaut 100, 50, 25, 10, 1.</text:p>
      <text:p text:style-name="P10">− Compléter : 20 % de 120 = ⋯ ; 30 = ?/100 × 1000</text:p>
      <text:p text:style-name="P1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ource Han Sans CN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Source Han Sans CN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29T12:54:59.105961909</meta:creation-date>
    <dc:date>2025-10-29T16:02:36.505206252</dc:date>
    <meta:editing-duration>PT18M4S</meta:editing-duration>
    <meta:editing-cycles>7</meta:editing-cycles>
    <meta:generator>LibreOffice/25.8.1.1$Linux_X86_64 LibreOffice_project/580$Build-1</meta:generator>
    <meta:document-statistic meta:table-count="0" meta:image-count="0" meta:object-count="0" meta:page-count="3" meta:paragraph-count="62" meta:word-count="603" meta:character-count="3220" meta:non-whitespace-character-count="2686"/>
  </office:meta>
</office:document-meta>
</file>